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fenced open="〈" close="∣">
              <mrow>
                <mo stretchy="false">ϕ</mo>
              </mrow>
            </mfenced>
            <mi/>
            <mfenced open="∣" close="〉">
              <mrow>
                <mo stretchy="false">ψ</mo>
              </mrow>
            </mfenced>
          </mrow>
        </mtd>
      </mtr>
      <mtr>
        <mtd>
          <mrow>
            <mo stretchy="false">⋱</mo>
            <mi/>
            <mo stretchy="false">⋰</mo>
          </mrow>
        </mtd>
      </mtr>
      <mtr>
        <mtd>
          <mrow>
            <mtext>bra - c - ket</mtext>
          </mrow>
        </mtd>
      </mtr>
    </mtable>
    <annotation encoding="StarMath 5.0">left langle %iphi right rline ~~~~~~~~~~~~ left lline %ipsi right rangle newline dotsdown ~~~~~~~~ dotsup newline
alignc "bra - c - ket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6T22:01:13.738000000</meta:creation-date>
    <meta:generator>LibreOffice/4.1.4.2$Windows_x86 LibreOffice_project/0a0440ccc0227ad9829de5f46be37cfb6edcf72</meta:generator>
  </office:meta>
</office:document-meta>
</file>